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214cm" style:rel-column-width="4678*"/>
    </style:style>
    <style:style style:name="Tableau1.B" style:family="table-column">
      <style:table-column-properties style:column-width="7.287cm" style:rel-column-width="28089*"/>
    </style:style>
    <style:style style:name="Tableau1.D" style:family="table-column">
      <style:table-column-properties style:column-width="2.429cm" style:rel-column-width="9363*"/>
    </style:style>
    <style:style style:name="Tableau1.F" style:family="table-column">
      <style:table-column-properties style:column-width="1.215cm" style:rel-column-width="4684*"/>
    </style:style>
    <style:style style:name="Tableau1.H" style:family="table-column">
      <style:table-column-properties style:column-width="1.215cm" style:rel-column-width="4687*"/>
    </style:style>
    <style:style style:name="Tableau1.A1" style:family="table-cell">
      <style:table-cell-properties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062cm" style:rel-column-width="4095*"/>
    </style:style>
    <style:style style:name="Tableau5.B" style:family="table-column">
      <style:table-column-properties style:column-width="5.313cm" style:rel-column-width="20479*"/>
    </style:style>
    <style:style style:name="Tableau5.C" style:family="table-column">
      <style:table-column-properties style:column-width="3.187cm" style:rel-column-width="12287*"/>
    </style:style>
    <style:style style:name="Tableau5.F" style:family="table-column">
      <style:table-column-properties style:column-width="5.315cm" style:rel-column-width="20484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0.85cm" style:rel-column-width="3276*"/>
    </style:style>
    <style:style style:name="Tableau2.B" style:family="table-column">
      <style:table-column-properties style:column-width="5.95cm" style:rel-column-width="22937*"/>
    </style:style>
    <style:style style:name="Tableau2.E" style:family="table-column">
      <style:table-column-properties style:column-width="4.249cm" style:rel-column-width="16383*"/>
    </style:style>
    <style:style style:name="Tableau2.F" style:family="table-column">
      <style:table-column-properties style:column-width="4.251cm" style:rel-column-width="16387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0.9cm"/>
    </style:style>
    <style:style style:name="Tableau3.B" style:family="table-column">
      <style:table-column-properties style:column-width="3.736cm"/>
    </style:style>
    <style:style style:name="Tableau3.C" style:family="table-column">
      <style:table-column-properties style:column-width="0.773cm"/>
    </style:style>
    <style:style style:name="Tableau3.D" style:family="table-column">
      <style:table-column-properties style:column-width="4.637cm"/>
    </style:style>
    <style:style style:name="Tableau3.H" style:family="table-column">
      <style:table-column-properties style:column-width="4.65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623d" officeooo:paragraph-rsid="004e62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3e26" officeooo:paragraph-rsid="004f3e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614" officeooo:paragraph-rsid="00522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officeooo:rsid="0018c465" officeooo:paragraph-rsid="0018c465"/>
    </style:style>
    <style:style style:name="P6" style:family="paragraph" style:parent-style-name="Table_20_Contents">
      <style:paragraph-properties fo:text-align="justify" style:justify-single-word="false"/>
      <style:text-properties officeooo:rsid="00196050" officeooo:paragraph-rsid="00196050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3645b4" officeooo:paragraph-rsid="003645b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2fcd6a" officeooo:paragraph-rsid="003645b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4f3e26" officeooo:paragraph-rsid="004f3e2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4f3e26" officeooo:paragraph-rsid="004f9b6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4f3e26" officeooo:paragraph-rsid="0051520e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351daf" officeooo:paragraph-rsid="00351daf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51520e"/>
    </style:style>
    <style:style style:name="P14" style:family="paragraph" style:parent-style-name="Standard">
      <style:paragraph-properties fo:text-align="justify" style:justify-single-word="false"/>
      <style:text-properties officeooo:rsid="00381fb3" officeooo:paragraph-rsid="00381fb3"/>
    </style:style>
    <style:style style:name="P15" style:family="paragraph" style:parent-style-name="Text_20_body">
      <style:paragraph-properties fo:text-align="justify" style:justify-single-word="false"/>
      <style:text-properties style:text-underline-style="none" fo:font-weight="normal" officeooo:rsid="00351daf" officeooo:paragraph-rsid="00351daf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text-underline-style="none" fo:font-weight="normal" officeooo:rsid="003645b4" officeooo:paragraph-rsid="003645b4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text-underline-style="none" fo:font-weight="normal" officeooo:rsid="0015b320" officeooo:paragraph-rsid="0015b320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text-underline-style="none" fo:font-weight="normal" officeooo:rsid="00177061" officeooo:paragraph-rsid="00177061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text-underline-style="none" fo:font-weight="normal" officeooo:rsid="001ab98f" officeooo:paragraph-rsid="001ab98f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text-underline-style="none" fo:font-weight="normal" officeooo:rsid="001bc205" officeooo:paragraph-rsid="001bc205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text-underline-style="none" fo:font-weight="normal" officeooo:rsid="001dc03e" officeooo:paragraph-rsid="001dc03e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text-underline-style="none" fo:font-weight="normal" officeooo:rsid="0023b78d" officeooo:paragraph-rsid="0023b78d" style:font-weight-asian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text-underline-style="none" fo:font-weight="normal" officeooo:rsid="0029fbb0" officeooo:paragraph-rsid="0029fbb0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text-underline-style="none" fo:font-weight="normal" officeooo:rsid="002b39da" officeooo:paragraph-rsid="002b39da" style:font-weight-asian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text-underline-style="none" fo:font-weight="normal" officeooo:rsid="002fcd6a" officeooo:paragraph-rsid="002fcd6a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7" style:family="paragraph" style:parent-style-name="Text_20_body">
      <style:paragraph-properties fo:text-align="justify" style:justify-single-word="false"/>
      <style:text-properties style:font-name="Liberation Sans" fo:font-size="16.1000003814697pt" fo:font-weight="bold" officeooo:rsid="00336f51" officeooo:paragraph-rsid="00336f5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officeooo:rsid="00336f51" officeooo:paragraph-rsid="00336f51"/>
    </style:style>
    <style:style style:name="P29" style:family="paragraph" style:parent-style-name="Text_20_body">
      <style:paragraph-properties fo:text-align="justify" style:justify-single-word="false"/>
      <style:text-properties officeooo:rsid="00479c0f" officeooo:paragraph-rsid="00479c0f"/>
    </style:style>
    <style:style style:name="P30" style:family="paragraph" style:parent-style-name="Standard">
      <style:paragraph-properties fo:text-align="justify" style:justify-single-word="false"/>
      <style:text-properties officeooo:rsid="00381fb3" officeooo:paragraph-rsid="00381fb3"/>
    </style:style>
    <style:style style:name="P31" style:family="paragraph" style:parent-style-name="Standard">
      <style:paragraph-properties fo:text-align="justify" style:justify-single-word="false"/>
      <style:text-properties officeooo:rsid="00381fb3" officeooo:paragraph-rsid="005ff6ca"/>
    </style:style>
    <style:style style:name="P32" style:family="paragraph" style:parent-style-name="Standard">
      <style:paragraph-properties fo:text-align="justify" style:justify-single-word="false"/>
      <style:text-properties officeooo:rsid="00616ae0" officeooo:paragraph-rsid="00616ae0"/>
    </style:style>
    <style:style style:name="P33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4" style:family="paragraph" style:parent-style-name="Heading_20_2">
      <style:paragraph-properties fo:text-align="justify" style:justify-single-word="false"/>
      <style:text-properties style:text-underline-style="solid" style:text-underline-width="auto" style:text-underline-color="font-color" officeooo:rsid="00336f51" officeooo:paragraph-rsid="00336f51"/>
    </style:style>
    <style:style style:name="P35" style:family="paragraph" style:parent-style-name="Heading_20_2">
      <style:paragraph-properties fo:text-align="justify" style:justify-single-word="false"/>
      <style:text-properties style:font-name="Liberation Sans" fo:font-size="16.1000003814697pt" style:text-underline-style="solid" style:text-underline-width="auto" style:text-underline-color="font-color" fo:font-weight="bold" officeooo:rsid="00336f51" officeooo:paragraph-rsid="003645b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6" style:family="paragraph" style:parent-style-name="Text_20_body" style:list-style-name="L1">
      <style:paragraph-properties fo:text-align="justify" style:justify-single-word="false"/>
      <style:text-properties style:text-underline-style="none" fo:font-weight="normal" officeooo:rsid="001e03da" officeooo:paragraph-rsid="001e03da" style:font-weight-asian="normal" style:font-weight-complex="normal"/>
    </style:style>
    <style:style style:name="P37" style:family="paragraph" style:parent-style-name="Text_20_body" style:list-style-name="L1">
      <style:paragraph-properties fo:text-align="justify" style:justify-single-word="false"/>
      <style:text-properties style:text-underline-style="none" fo:font-weight="normal" officeooo:rsid="002011e5" officeooo:paragraph-rsid="002011e5" style:font-weight-asian="normal" style:font-weight-complex="normal"/>
    </style:style>
    <style:style style:name="T1" style:family="text">
      <style:text-properties officeooo:rsid="00177061"/>
    </style:style>
    <style:style style:name="T2" style:family="text">
      <style:text-properties officeooo:rsid="001e03da"/>
    </style:style>
    <style:style style:name="T3" style:family="text">
      <style:text-properties officeooo:rsid="001eedc9"/>
    </style:style>
    <style:style style:name="T4" style:family="text">
      <style:text-properties officeooo:rsid="0021c30a"/>
    </style:style>
    <style:style style:name="T5" style:family="text">
      <style:text-properties officeooo:rsid="0026f549"/>
    </style:style>
    <style:style style:name="T6" style:family="text">
      <style:text-properties style:font-name="Liberation Serif1" officeooo:rsid="0026f549" style:font-name-asian="Liberation Serif1" style:font-name-complex="Liberation Serif1"/>
    </style:style>
    <style:style style:name="T7" style:family="text">
      <style:text-properties style:font-name="Liberation Serif" style:font-name-asian="Noto Serif CJK SC" style:font-name-complex="Lohit Devanagari"/>
    </style:style>
    <style:style style:name="T8" style:family="text">
      <style:text-properties style:font-name="Liberation Serif" officeooo:rsid="0026f549" style:font-name-asian="Noto Serif CJK SC" style:font-name-complex="Lohit Devanagari"/>
    </style:style>
    <style:style style:name="T9" style:family="text">
      <style:text-properties style:font-name="Liberation Serif" officeooo:rsid="002b39da" style:font-name-asian="Noto Serif CJK SC" style:font-name-complex="Lohit Devanagari"/>
    </style:style>
    <style:style style:name="T10" style:family="text">
      <style:text-properties style:font-name="Liberation Serif" officeooo:rsid="005472a3" style:font-name-asian="Noto Serif CJK SC" style:font-name-complex="Lohit Devanagari"/>
    </style:style>
    <style:style style:name="T11" style:family="text">
      <style:text-properties officeooo:rsid="002b39da"/>
    </style:style>
    <style:style style:name="T12" style:family="text">
      <style:text-properties officeooo:rsid="002d2e37"/>
    </style:style>
    <style:style style:name="T13" style:family="text">
      <style:text-properties officeooo:rsid="00479c0f"/>
    </style:style>
    <style:style style:name="T14" style:family="text">
      <style:text-properties officeooo:rsid="00486b85"/>
    </style:style>
    <style:style style:name="T15" style:family="text">
      <style:text-properties style:text-position="sub 58%"/>
    </style:style>
    <style:style style:name="T16" style:family="text">
      <style:text-properties officeooo:rsid="00576183"/>
    </style:style>
    <style:style style:name="T17" style:family="text">
      <style:text-properties officeooo:rsid="0057a3dc"/>
    </style:style>
    <style:style style:name="T18" style:family="text">
      <style:text-properties officeooo:rsid="005953f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Distanciel Min-Makespan</text:h>
      <text:h text:style-name="P34" text:outline-level="2">Exercice</text:h>
      <text:p text:style-name="P26"/>
      <text:p text:style-name="P17">1. <text:span text:style-name="T1">Commençons par ordonner les tâches dans l’ordre décroissant de leur durée :</text:span></text:p>
      <text:p text:style-name="P18">d1’=7 ; d2’=6; d3’=6 ; d4’=5 ; d5’=3 ; d6’=3 ; d7’=2 ; d8’=2 ; d9’=2 ; d10’=2 ; d11’=1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A"/>
        <table:table-column table:style-name="Tableau1.F"/>
        <table:table-column table:style-name="Tableau1.A"/>
        <table:table-column table:style-name="Tableau1.H"/>
        <table:table-row>
          <table:table-cell table:style-name="Tableau1.A1" office:value-type="string">
            <text:p text:style-name="P5">M3</text:p>
          </table:table-cell>
          <table:table-cell table:style-name="Tableau1.A1" office:value-type="string">
            <text:p text:style-name="P5">6</text:p>
          </table:table-cell>
          <table:table-cell table:style-name="Tableau1.A1" table:number-columns-spanned="2" office:value-type="string">
            <text:p text:style-name="P5">3</text:p>
          </table:table-cell>
          <table:covered-table-cell/>
          <table:table-cell table:style-name="Tableau1.A1" table:number-columns-spanned="2" office:value-type="string">
            <text:p text:style-name="P5">2</text:p>
          </table:table-cell>
          <table:covered-table-cell/>
          <table:table-cell table:style-name="Tableau1.A1" table:number-columns-spanned="2" office:value-type="string">
            <text:p text:style-name="P5">2</text:p>
          </table:table-cell>
          <table:covered-table-cell/>
        </table:table-row>
        <table:table-row>
          <table:table-cell table:style-name="Tableau1.A1" office:value-type="string">
            <text:p text:style-name="P5">M2</text:p>
          </table:table-cell>
          <table:table-cell table:style-name="Tableau1.A1" office:value-type="string">
            <text:p text:style-name="P5">6</text:p>
          </table:table-cell>
          <table:table-cell table:style-name="Tableau1.A1" table:number-columns-spanned="4" office:value-type="string">
            <text:p text:style-name="P6">5</text:p>
          </table:table-cell>
          <table:covered-table-cell/>
          <table:covered-table-cell/>
          <table:covered-table-cell/>
          <table:table-cell table:style-name="Tableau1.A1" table:number-columns-spanned="2" office:value-type="string">
            <text:p text:style-name="P6">2</text:p>
          </table:table-cell>
          <table:covered-table-cell/>
        </table:table-row>
        <table:table-row>
          <table:table-cell table:style-name="Tableau1.A1" office:value-type="string">
            <text:p text:style-name="P5">M1</text:p>
          </table:table-cell>
          <table:table-cell table:style-name="Tableau1.A1" table:number-columns-spanned="2" office:value-type="string">
            <text:p text:style-name="P5">7</text:p>
          </table:table-cell>
          <table:covered-table-cell/>
          <table:table-cell table:style-name="Tableau1.A1" table:number-columns-spanned="2" office:value-type="string">
            <text:p text:style-name="P6">3</text:p>
          </table:table-cell>
          <table:covered-table-cell/>
          <table:table-cell table:style-name="Tableau1.A1" table:number-columns-spanned="2" office:value-type="string">
            <text:p text:style-name="P6">2</text:p>
          </table:table-cell>
          <table:covered-table-cell/>
          <table:table-cell table:style-name="Tableau1.A1" office:value-type="string">
            <text:p text:style-name="P6">1</text:p>
          </table:table-cell>
        </table:table-row>
      </table:table>
      <text:p text:style-name="P19"/>
      <text:p text:style-name="P19">Le temps de fin de la dernière tâche est 13.</text:p>
      <text:p text:style-name="P20">2. Dans le cas présent l’optimal est de 13. En effet la somme des durées des tâches est égale à 39 et nous possédons 3 machines. Dans le meilleur cas, ces 3 machines sont toutes occupées à chaque instant, la durée totale est donc égale à 39/3 = 13.</text:p>
      <text:p text:style-name="P20">Ici, nous obtenons le même résultat avec la méthode LPT, le ratio est donc de 1.</text:p>
      <text:p text:style-name="P21">3. <text:span text:style-name="T2">Plaçons nous dans le cas où il ne reste qu’une tâche dj’ à effectuer. Il existe alors 2 scénarios :</text:span></text:p>
      <text:list xml:id="list3023801218" text:style-name="L1">
        <text:list-item>
          <text:p text:style-name="P36">Les machines finissent toutes leur tâche en même temps, <text:span text:style-name="T3">soit au temps</text:span><text:span text:style-name="T3"><draw:frame draw:style-name="fr1" draw:name="Objet1" text:anchor-type="as-char" svg:y="-1.012cm" svg:width="1.379cm" svg:height="1.3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. La tâche dj’ sera donc affectée à la machine d’indice le plus faible, et le temps total d’exécution sera donc égal à </text:span><text:span text:style-name="T3"><draw:frame draw:style-name="fr1" draw:name="Objet2" text:anchor-type="as-char" svg:y="-1.012cm" svg:width="2.187cm" svg:height="1.39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3">.</text:span></text:p>
        </text:list-item>
        <text:list-item>
          <text:p text:style-name="P37">Au moins une des machines finit plus tôt que les autres. <text:span text:style-name="T4">Dans ce cas, elle est libre à un instant </text:span><text:span text:style-name="T4"><draw:frame draw:style-name="fr1" draw:name="Objet3" text:anchor-type="as-char" svg:y="-1.012cm" svg:width="1.82cm" svg:height="1.39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4">, sinon la somme des durées des tâches ne pourrait pas être respectée. Ainsi, c’est à cette machine que va être attribuée la tâche dj’, le temps total d’éxecution sera donc inférieur à </text:span><text:span text:style-name="T4"><draw:frame draw:style-name="fr1" draw:name="Objet4" text:anchor-type="as-char" svg:y="-1.012cm" svg:width="2.187cm" svg:height="1.39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4">.</text:span></text:p>
        </text:list-item>
      </text:list>
      <text:p text:style-name="P22">4. <text:span text:style-name="T5">Si n</text:span><text:span text:style-name="T6">≤</text:span><text:span text:style-name="T8">m, alors chaque tâche est affectée à une machine unique au début de l’exécution. Le temps d’exécution total sera donc égal à la durée de la tâche la plus longue, autrement dit d1’.</text:span></text:p>
      <text:p text:style-name="P23"><text:span text:style-name="T8">5. </text:span><text:span text:style-name="T7">Si </text:span><text:span text:style-name="T7"><draw:frame draw:style-name="fr1" draw:name="Objet7" text:anchor-type="as-char" svg:y="-0.377cm" svg:width="1.589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7">, alors on affecte </text:span><text:span text:style-name="T9">1</text:span><text:span text:style-name="T7"> tâche à chaque machine, après quoi il reste au moins 1 tâche. </text:span><text:span text:style-name="T9">Ainsi on est obligé d’attrib</text:span><text:span text:style-name="T10">uer</text:span><text:span text:style-name="T9"> la ou les taches restantes dans la machine avec la plus petite valeur. Donc dans le meilleur des cas on aura <text:s/></text:span><text:span text:style-name="T9"><draw:frame draw:style-name="fr1" draw:name="Objet5" text:anchor-type="as-char" svg:y="-0.377cm" svg:width="2.15cm" svg:height="0.554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9">avec </text:span><text:span text:style-name="T9"><draw:frame draw:style-name="fr1" draw:name="Objet6" text:anchor-type="as-char" svg:y="-0.377cm" svg:width="2.214cm" svg:height="0.554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9">donc </text:span><text:span text:style-name="T9"><draw:frame draw:style-name="fr1" draw:name="Objet8" text:anchor-type="as-char" svg:y="-0.377cm" svg:width="4.055cm" svg:height="0.554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9">, donc ici égal si et seulement si </text:span><draw:frame draw:style-name="fr1" draw:name="Objet9" text:anchor-type="as-char" svg:y="-0.377cm" svg:width="2.214cm" svg:height="0.554cm" draw:z-index="8"><draw:object xlink:href="./Object 9" xlink:type="simple" xlink:show="embed" xlink:actuate="onLoad"/><draw:image xlink:href="./ObjectReplacements/Object 9" xlink:type="simple" xlink:show="embed" xlink:actuate="onLoad"/></draw:frame>. <text:span text:style-name="T11">On obtient donc ici </text:span><text:span text:style-name="T11"><draw:frame draw:style-name="fr1" draw:name="Objet10" text:anchor-type="as-char" svg:y="-0.386cm" svg:width="3.043cm" svg:height="0.563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.</text:span></text:p>
      <text:p text:style-name="P23"/>
      <text:p text:style-name="P24"><text:soft-page-break/>6. <text:span text:style-name="T12">Si </text:span><text:span text:style-name="T12"><draw:frame draw:style-name="fr1" draw:name="Objet11" text:anchor-type="as-char" svg:y="-0.377cm" svg:width="1.563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2">on est dans le cas des deux questions précédentes, c’est-à-dire </text:span><text:span text:style-name="T12"><draw:frame draw:style-name="fr1" draw:name="Objet12" text:anchor-type="as-char" svg:y="-0.377cm" svg:width="1.589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2">avec </text:span><text:span text:style-name="T12"><draw:frame draw:style-name="fr1" draw:name="Objet13" text:anchor-type="as-char" svg:y="-0.386cm" svg:width="3.043cm" svg:height="0.563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2">ainsi </text:span><text:span text:style-name="T12"><draw:frame draw:style-name="fr1" draw:name="Objet14" text:anchor-type="as-char" svg:y="-0.386cm" svg:width="3.027cm" svg:height="0.54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2">. Avec </text:span><text:span text:style-name="T12"><draw:frame draw:style-name="fr1" draw:name="Objet15" text:anchor-type="as-char" svg:y="-0.386cm" svg:width="3.027cm" svg:height="0.54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n doit s’assurer que soit </text:span><text:span text:style-name="T12"><draw:frame draw:style-name="fr1" draw:name="Objet16" text:anchor-type="as-char" svg:y="-0.377cm" svg:width="1.088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ou bien que </text:span><text:span text:style-name="T12"><draw:frame draw:style-name="fr1" draw:name="Objet17" text:anchor-type="as-char" svg:y="-0.377cm" svg:width="1.589cm" svg:height="0.4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2">et </text:span><draw:frame draw:style-name="fr1" draw:name="Objet18" text:anchor-type="as-char" svg:y="-0.377cm" svg:width="2.214cm" svg:height="0.554cm" draw:z-index="17"><draw:object xlink:href="./Object 18" xlink:type="simple" xlink:show="embed" xlink:actuate="onLoad"/><draw:image xlink:href="./ObjectReplacements/Object 18" xlink:type="simple" xlink:show="embed" xlink:actuate="onLoad"/></draw:frame>.</text:p>
      <text:p text:style-name="P25">7.</text:p>
      <text:p text:style-name="P12">8.</text:p>
      <text:p text:style-name="P12"/>
      <text:p text:style-name="P7">9. <draw:frame draw:style-name="fr1" draw:name="Objet20" text:anchor-type="as-char" svg:y="-0.386cm" svg:width="2.718cm" svg:height="0.542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7"/>
      <text:p text:style-name="P9">Instance I<text:span text:style-name="T15">5</text:span> :</text:p>
      <text:p text:style-name="P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A" table:number-columns-repeated="2"/>
        <table:table-column table:style-name="Tableau5.F"/>
        <table:table-row>
          <table:table-cell table:style-name="Tableau5.A1" office:value-type="string">
            <text:p text:style-name="P1">M5</text:p>
          </table:table-cell>
          <table:table-cell table:style-name="Tableau5.A1" office:value-type="string">
            <text:p text:style-name="P1">5</text:p>
          </table:table-cell>
          <table:table-cell table:style-name="Tableau5.A1" table:number-columns-spanned="3" office:value-type="string">
            <text:p text:style-name="P1">5</text:p>
          </table:table-cell>
          <table:covered-table-cell/>
          <table:covered-table-cell/>
          <table:table-cell table:style-name="Tableau5.F1" office:value-type="string">
            <text:p text:style-name="P1">5</text:p>
          </table:table-cell>
        </table:table-row>
        <table:table-row>
          <table:table-cell table:style-name="Tableau5.A2" office:value-type="string">
            <text:p text:style-name="P1">M4</text:p>
          </table:table-cell>
          <table:table-cell table:style-name="Tableau5.A2" table:number-columns-spanned="2" office:value-type="string">
            <text:p text:style-name="P1">8</text:p>
          </table:table-cell>
          <table:covered-table-cell/>
          <table:table-cell table:style-name="Tableau5.D2" table:number-columns-spanned="3" office:value-type="string">
            <text:p text:style-name="P1">7</text:p>
          </table:table-cell>
          <table:covered-table-cell/>
          <table:covered-table-cell/>
        </table:table-row>
        <table:table-row>
          <table:table-cell table:style-name="Tableau5.A2" office:value-type="string">
            <text:p text:style-name="P1">M3</text:p>
          </table:table-cell>
          <table:table-cell table:style-name="Tableau5.A2" table:number-columns-spanned="2" office:value-type="string">
            <text:p text:style-name="P1">8</text:p>
          </table:table-cell>
          <table:covered-table-cell/>
          <table:table-cell table:style-name="Tableau5.D2" table:number-columns-spanned="3" office:value-type="string">
            <text:p text:style-name="P1">7</text:p>
          </table:table-cell>
          <table:covered-table-cell/>
          <table:covered-table-cell/>
        </table:table-row>
        <table:table-row>
          <table:table-cell table:style-name="Tableau5.A2" office:value-type="string">
            <text:p text:style-name="P1">M2</text:p>
          </table:table-cell>
          <table:table-cell table:style-name="Tableau5.A2" table:number-columns-spanned="3" office:value-type="string">
            <text:p text:style-name="P1">9</text:p>
          </table:table-cell>
          <table:covered-table-cell/>
          <table:covered-table-cell/>
          <table:table-cell table:style-name="Tableau5.D2" table:number-columns-spanned="2" office:value-type="string">
            <text:p text:style-name="P1">6</text:p>
          </table:table-cell>
          <table:covered-table-cell/>
        </table:table-row>
        <table:table-row>
          <table:table-cell table:style-name="Tableau5.A2" office:value-type="string">
            <text:p text:style-name="P1">M1</text:p>
          </table:table-cell>
          <table:table-cell table:style-name="Tableau5.A2" table:number-columns-spanned="3" office:value-type="string">
            <text:p text:style-name="P1">9</text:p>
          </table:table-cell>
          <table:covered-table-cell/>
          <table:covered-table-cell/>
          <table:table-cell table:style-name="Tableau5.D2" table:number-columns-spanned="2" office:value-type="string">
            <text:p text:style-name="P1">6</text:p>
          </table:table-cell>
          <table:covered-table-cell/>
        </table:table-row>
      </table:table>
      <text:p text:style-name="P7"/>
      <text:p text:style-name="P8"/>
      <text:p text:style-name="P15">10. <draw:frame draw:style-name="fr1" draw:name="Objet19" text:anchor-type="as-char" svg:y="-1.316cm" svg:width="4.787cm" svg:height="1.693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0">Instance I<text:span text:style-name="T15">5</text:span> :</text:p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A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2">M5</text:p>
          </table:table-cell>
          <table:table-cell table:style-name="Tableau2.A1" office:value-type="string">
            <text:p text:style-name="P2">7</text:p>
          </table:table-cell>
          <table:table-cell table:style-name="Tableau2.A1" table:number-columns-spanned="3" office:value-type="string">
            <text:p text:style-name="P2">7</text:p>
          </table:table-cell>
          <table:covered-table-cell/>
          <table:covered-table-cell/>
          <table:table-cell table:style-name="Tableau2.F1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2">M4</text:p>
          </table:table-cell>
          <table:table-cell table:style-name="Tableau2.A2" table:number-columns-spanned="2" office:value-type="string">
            <text:p text:style-name="P2">8</text:p>
          </table:table-cell>
          <table:covered-table-cell/>
          <table:table-cell table:style-name="Tableau2.A2" table:number-columns-spanned="2" office:value-type="string">
            <text:p text:style-name="P2">6</text:p>
          </table:table-cell>
          <table:covered-table-cell/>
          <table:table-cell table:style-name="Tableau2.F1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2">M3</text:p>
          </table:table-cell>
          <table:table-cell table:style-name="Tableau2.A2" table:number-columns-spanned="2" office:value-type="string">
            <text:p text:style-name="P2">8</text:p>
          </table:table-cell>
          <table:covered-table-cell/>
          <table:table-cell table:style-name="Tableau2.A2" table:number-columns-spanned="2" office:value-type="string">
            <text:p text:style-name="P2">6</text:p>
          </table:table-cell>
          <table:covered-table-cell/>
          <table:table-cell table:style-name="Tableau2.F1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2">M2</text:p>
          </table:table-cell>
          <table:table-cell table:style-name="Tableau2.A2" table:number-columns-spanned="3" office:value-type="string">
            <text:p text:style-name="P2">9</text:p>
          </table:table-cell>
          <table:covered-table-cell/>
          <table:covered-table-cell/>
          <table:table-cell table:style-name="Tableau2.A2" office:value-type="string">
            <text:p text:style-name="P2">5</text:p>
          </table:table-cell>
          <table:table-cell table:style-name="Tableau2.F1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2">M1</text:p>
          </table:table-cell>
          <table:table-cell table:style-name="Tableau2.A2" table:number-columns-spanned="3" office:value-type="string">
            <text:p text:style-name="P2">9</text:p>
          </table:table-cell>
          <table:covered-table-cell/>
          <table:covered-table-cell/>
          <table:table-cell table:style-name="Tableau2.A2" office:value-type="string">
            <text:p text:style-name="P2">5</text:p>
          </table:table-cell>
          <table:table-cell table:style-name="Tableau2.F5" office:value-type="string">
            <text:p text:style-name="P2">5</text:p>
          </table:table-cell>
        </table:table-row>
      </table:table>
      <text:p text:style-name="P15"/>
      <text:p text:style-name="P16">11. le ratio tend vers 2 quand m devient très grand. La borne inférieur est donc de 2.</text:p>
      <text:p text:style-name="P16">12.<draw:frame draw:style-name="fr1" draw:name="Objet21" text:anchor-type="as-char" svg:y="-0.66cm" svg:width="6.824cm" svg:height="1.037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1">Instance I<text:span text:style-name="T15">5</text:span> :</text:p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 table:number-columns-repeated="3"/>
        <table:table-column table:style-name="Tableau3.H"/>
        <table:table-row>
          <table:table-cell table:style-name="Tableau3.A1" office:value-type="string">
            <text:p text:style-name="P3">M5</text:p>
          </table:table-cell>
          <table:table-cell table:style-name="Tableau3.A1" table:number-columns-spanned="2" office:value-type="string">
            <text:p text:style-name="P3">6</text:p>
          </table:table-cell>
          <table:covered-table-cell/>
          <table:table-cell table:style-name="Tableau3.A1" table:number-columns-spanned="4" office:value-type="string">
            <text:p text:style-name="P3">9</text:p>
          </table:table-cell>
          <table:covered-table-cell/>
          <table:covered-table-cell/>
          <table:covered-table-cell/>
          <table:table-cell table:style-name="Tableau3.H1" office:value-type="string">
            <text:p text:style-name="P4"/>
          </table:table-cell>
        </table:table-row>
        <table:table-row>
          <table:table-cell table:style-name="Tableau3.A2" office:value-type="string">
            <text:p text:style-name="P3">M4</text:p>
          </table:table-cell>
          <table:table-cell table:style-name="Tableau3.A2" table:number-columns-spanned="2" office:value-type="string">
            <text:p text:style-name="P3">6</text:p>
          </table:table-cell>
          <table:covered-table-cell/>
          <table:table-cell table:style-name="Tableau3.A2" table:number-columns-spanned="3" office:value-type="string">
            <text:p text:style-name="P3">8</text:p>
          </table:table-cell>
          <table:covered-table-cell/>
          <table:covered-table-cell/>
          <table:table-cell table:style-name="Tableau3.G2" table:number-columns-spanned="2" office:value-type="string">
            <text:p text:style-name="P4"/>
          </table:table-cell>
          <table:covered-table-cell/>
        </table:table-row>
        <table:table-row>
          <table:table-cell table:style-name="Tableau3.A2" office:value-type="string">
            <text:p text:style-name="P3">M3</text:p>
          </table:table-cell>
          <table:table-cell table:style-name="Tableau3.A2" office:value-type="string">
            <text:p text:style-name="P3">5</text:p>
          </table:table-cell>
          <table:table-cell table:style-name="Tableau3.A2" table:number-columns-spanned="3" office:value-type="string">
            <text:p text:style-name="P3">8</text:p>
          </table:table-cell>
          <table:covered-table-cell/>
          <table:covered-table-cell/>
          <table:table-cell table:style-name="Tableau3.G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">M2</text:p>
          </table:table-cell>
          <table:table-cell table:style-name="Tableau3.A2" office:value-type="string">
            <text:p text:style-name="P3">5</text:p>
          </table:table-cell>
          <table:table-cell table:style-name="Tableau3.A2" table:number-columns-spanned="2" office:value-type="string">
            <text:p text:style-name="P3">7</text:p>
          </table:table-cell>
          <table:covered-table-cell/>
          <table:table-cell table:style-name="Tableau3.G2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M1</text:p>
          </table:table-cell>
          <table:table-cell table:style-name="Tableau3.A2" office:value-type="string">
            <text:p text:style-name="P3">5</text:p>
          </table:table-cell>
          <table:table-cell table:style-name="Tableau3.A2" table:number-columns-spanned="2" office:value-type="string">
            <text:p text:style-name="P3">7</text:p>
          </table:table-cell>
          <table:covered-table-cell/>
          <table:table-cell table:style-name="Tableau3.G2" table:number-columns-spanned="4" office:value-type="string">
            <text:p text:style-name="P3">9</text:p>
          </table:table-cell>
          <table:covered-table-cell/>
          <table:covered-table-cell/>
          <table:covered-table-cell/>
        </table:table-row>
      </table:table>
      <text:p text:style-name="P13"/>
      <text:p text:style-name="P31">13.</text:p>
      <text:p text:style-name="P31"><text:soft-page-break/><draw:frame draw:style-name="fr2" draw:name="Objet22" text:anchor-type="as-char" svg:y="-1.189cm" svg:width="7.216cm" svg:height="1.639cm" draw:z-index="24"><draw:object xlink:href="./Object 22" xlink:type="simple" xlink:show="embed" xlink:actuate="onLoad"/><draw:image xlink:href="./ObjectReplacements/Object 22" xlink:type="simple" xlink:show="embed" xlink:actuate="onLoad"/></draw:frame></text:p>
      <text:p text:style-name="P14"><draw:frame draw:style-name="fr2" draw:name="Objet24" text:anchor-type="as-char" svg:y="-1.189cm" svg:width="5.156cm" svg:height="1.639cm" draw:z-index="22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P14"><draw:frame draw:style-name="fr2" draw:name="Objet25" text:anchor-type="as-char" svg:y="-1.15cm" svg:width="5.131cm" svg:height="1.6cm" draw:z-index="23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14"><draw:frame draw:style-name="fr2" draw:name="Objet26" text:anchor-type="as-char" svg:y="-1.15cm" svg:width="3.41cm" svg:height="1.6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14"><draw:frame draw:style-name="fr2" draw:name="Objet27" text:anchor-type="as-char" svg:y="-1.15cm" svg:width="3.427cm" svg:height="1.6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32">Cela tend donc vers 4/3 en + l’infini.</text:p>
      <text:p text:style-name="P14"/>
      <text:h text:style-name="P35" text:outline-level="2">Programmation</text:h>
      <text:p text:style-name="P27"/>
      <text:p text:style-name="P28">MyAlgo est <text:span text:style-name="T16">un </text:span>algorithme qui calcule tout d’abord la borne inférieur<text:span text:style-name="T17">e</text:span> moyenne et s’en sert pour remplir les machines. <text:span text:style-name="T17">E</text:span>n effet MyAlgo va essayer de remplir complètement une machine jusqu’à cette borne inférieur<text:span text:style-name="T18">e</text:span> moyenne et cela pour toutes les machines. A la fin, s’il reste des tâches, celle<text:span text:style-name="T18">s</text:span>-ci sont attribué<text:span text:style-name="T18">e</text:span>s comme dans les deux algorithmes <text:span text:style-name="T13">précédents.</text:span> <text:span text:style-name="T13">De plus, il est important de préciser que les tâches sont ordonnées de façon décroissante comme dans LPT. Une autre idée aurait été de réaliser des combinaisons des tâches pour arriver à cette borne mais cette solution n’est plus un algorithme d’approximation mais bien un algorithme coûteux permettant d’obtenir aàcoup sur la meilleur solution.</text:span></text:p>
      <text:p text:style-name="P28">LSA sera au mieux aussi bien que les autres algorithmes si les tâches sont de base dans l’ordre décroissant.</text:p>
      <text:p text:style-name="P28">LPT s<text:span text:style-name="T13">era en moyenne plus efficace que les deux autres algorithmes. Pour les instances </text:span><text:span text:style-name="T13"><draw:frame draw:style-name="fr1" draw:name="Objet23" text:anchor-type="as-char" svg:y="-0.377cm" svg:width="0.589cm" svg:height="0.531cm" draw:z-index="21"><draw:object xlink:href="./Object 23" xlink:type="simple" xlink:show="embed" xlink:actuate="onLoad"/><draw:image xlink:href="./ObjectReplacements/Object 23" xlink:type="simple" xlink:show="embed" xlink:actuate="onLoad"/></draw:frame></text:span><text:span text:style-name="T13">LPT sera le plus efficace.</text:span></text:p>
      <text:p text:style-name="P29">MyAlgo s<text:span text:style-name="T14">era aussi efficace que LPT dans les cas où son ratio est de 1. Cela grâce à sa similitude avec celui-ci dans le sens où il va remplir les machines comme indiqué ci-dessus puis finir par exécuter LPT s’il lui reste des tâch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4:41:47.994210727</meta:creation-date>
    <dc:date>2020-01-17T16:11:34.245000000</dc:date>
    <meta:editing-duration>PT2H20M34S</meta:editing-duration>
    <meta:editing-cycles>46</meta:editing-cycles>
    <meta:generator>LibreOffice/6.2.4.2$Windows_X86_64 LibreOffice_project/2412653d852ce75f65fbfa83fb7e7b669a126d64</meta:generator>
    <meta:document-statistic meta:table-count="4" meta:image-count="0" meta:object-count="27" meta:page-count="3" meta:paragraph-count="96" meta:word-count="641" meta:character-count="3190" meta:non-whitespace-character-count="2639"/>
  </office:meta>
</office:document-meta>
</file>

<file path=Object 1/content.xml><?xml version="1.0" encoding="utf-8"?>
<math xmlns="http://www.w3.org/1998/Math/MathML" display="block">
  <semantics>
    <mfrac>
      <mrow>
        <mrow>
          <munder>
            <mo stretchy="false">∑</mo>
            <mrow>
              <mi>k</mi>
              <mo stretchy="false">≠</mo>
              <mi>j</mi>
            </mrow>
          </munder>
          <mi>d</mi>
        </mrow>
        <msub>
          <mi>'</mi>
          <mi>k</mi>
        </msub>
      </mrow>
      <mi>m</mi>
    </mfrac>
    <annotation encoding="StarMath 5.0">{ sum from{k &lt;&gt; j } d'_{k} } over {m} </annotation>
  </semantics>
</math>
</file>

<file path=Object 10/content.xml><?xml version="1.0" encoding="utf-8"?>
<math xmlns="http://www.w3.org/1998/Math/MathML" display="block">
  <semantics>
    <mrow>
      <msub>
        <mi>T</mi>
        <mi mathvariant="italic">opt</mi>
      </msub>
      <mrow>
        <mrow>
          <mo fence="true" stretchy="false">(</mo>
          <mrow>
            <mi>I</mi>
          </mrow>
          <mo fence="true" stretchy="false">)</mo>
        </mrow>
        <mo stretchy="false">≥</mo>
        <mn>2</mn>
      </mrow>
      <mi>d</mi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T_opt( I )&gt;=2d'_( m+1 )</annotation>
  </semantics>
</math>
</file>

<file path=Object 11/content.xml><?xml version="1.0" encoding="utf-8"?>
<math xmlns="http://www.w3.org/1998/Math/MathML" display="block">
  <semantics>
    <mrow>
      <mi>j</mi>
      <mo stretchy="false">≥</mo>
      <mrow>
        <mi>m</mi>
        <mo stretchy="false">+</mo>
        <mn>1</mn>
      </mrow>
    </mrow>
    <annotation encoding="StarMath 5.0">j &gt;= m + 1</annotation>
  </semantics>
</math>
</file>

<file path=Object 12/content.xml><?xml version="1.0" encoding="utf-8"?>
<math xmlns="http://www.w3.org/1998/Math/MathML" display="block">
  <semantics>
    <mrow>
      <mi>n</mi>
      <mo stretchy="false">≥</mo>
      <mrow>
        <mi>m</mi>
        <mo stretchy="false">+</mo>
        <mn>1</mn>
      </mrow>
    </mrow>
    <annotation encoding="StarMath 5.0">n &gt;= m+1</annotation>
  </semantics>
</math>
</file>

<file path=Object 13/content.xml><?xml version="1.0" encoding="utf-8"?>
<math xmlns="http://www.w3.org/1998/Math/MathML" display="block">
  <semantics>
    <mrow>
      <msub>
        <mi>T</mi>
        <mi mathvariant="italic">opt</mi>
      </msub>
      <mrow>
        <mrow>
          <mo fence="true" stretchy="false">(</mo>
          <mrow>
            <mi>I</mi>
          </mrow>
          <mo fence="true" stretchy="false">)</mo>
        </mrow>
        <mo stretchy="false">≥</mo>
        <mn>2</mn>
      </mrow>
      <mi>d</mi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T_opt( I ) &gt;= 2d'_( m+1 )</annotation>
  </semantics>
</math>
</file>

<file path=Object 14/content.xml><?xml version="1.0" encoding="utf-8"?>
<math xmlns="http://www.w3.org/1998/Math/MathML" display="block">
  <semantics>
    <mrow>
      <msub>
        <mi>T</mi>
        <mi mathvariant="italic">LPT</mi>
      </msub>
      <mrow>
        <mrow>
          <mo fence="true" stretchy="false">(</mo>
          <mrow>
            <mi>I</mi>
          </mrow>
          <mo fence="true" stretchy="false">)</mo>
        </mrow>
        <mo stretchy="false">≥</mo>
        <msub>
          <mi>T</mi>
          <mi mathvariant="italic">opt</mi>
        </msub>
      </mrow>
      <mrow>
        <mo fence="true" stretchy="false">(</mo>
        <mrow>
          <mi>I</mi>
        </mrow>
        <mo fence="true" stretchy="false">)</mo>
      </mrow>
    </mrow>
    <annotation encoding="StarMath 5.0">T_LPT( I )&gt;=T_opt( I )</annotation>
  </semantics>
</math>
</file>

<file path=Object 15/content.xml><?xml version="1.0" encoding="utf-8"?>
<math xmlns="http://www.w3.org/1998/Math/MathML" display="block">
  <semantics>
    <mrow>
      <msub>
        <mi>T</mi>
        <mi mathvariant="italic">LPT</mi>
      </msub>
      <mrow>
        <mrow>
          <mo fence="true" stretchy="false">(</mo>
          <mrow>
            <mi>I</mi>
          </mrow>
          <mo fence="true" stretchy="false">)</mo>
        </mrow>
        <mo stretchy="false">=</mo>
        <msub>
          <mi>T</mi>
          <mi mathvariant="italic">opt</mi>
        </msub>
      </mrow>
      <mrow>
        <mo fence="true" stretchy="false">(</mo>
        <mrow>
          <mi>I</mi>
        </mrow>
        <mo fence="true" stretchy="false">)</mo>
      </mrow>
    </mrow>
    <annotation encoding="StarMath 5.0">T_LPT( I ) = T_opt( I )</annotation>
  </semantics>
</math>
</file>

<file path=Object 16/content.xml><?xml version="1.0" encoding="utf-8"?>
<math xmlns="http://www.w3.org/1998/Math/MathML" display="block">
  <semantics>
    <mrow>
      <mi>n</mi>
      <mo stretchy="false">≤</mo>
      <mi>m</mi>
    </mrow>
    <annotation encoding="StarMath 5.0">n &lt;= m</annotation>
  </semantics>
</math>
</file>

<file path=Object 17/content.xml><?xml version="1.0" encoding="utf-8"?>
<math xmlns="http://www.w3.org/1998/Math/MathML" display="block">
  <semantics>
    <mrow>
      <mi>n</mi>
      <mo stretchy="false">=</mo>
      <mrow>
        <mi>m</mi>
        <mo stretchy="false">+</mo>
        <mn>1</mn>
      </mrow>
    </mrow>
    <annotation encoding="StarMath 5.0">n=m+1</annotation>
  </semantics>
</math>
</file>

<file path=Object 18/content.xml><?xml version="1.0" encoding="utf-8"?>
<math xmlns="http://www.w3.org/1998/Math/MathML" display="block">
  <semantics>
    <mrow>
      <mi>d</mi>
      <mrow>
        <msub>
          <mi>'</mi>
          <mi>m</mi>
        </msub>
        <mo stretchy="false">=</mo>
        <mi>d</mi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= d'_( m+1 )</annotation>
  </semantics>
</math>
</file>

<file path=Object 19/content.xml><?xml version="1.0" encoding="utf-8"?>
<math xmlns="http://www.w3.org/1998/Math/MathML" display="block">
  <semantics>
    <mrow>
      <msub>
        <mi>T</mi>
        <mi mathvariant="italic">LPT</mi>
      </msub>
      <mrow>
        <mrow>
          <mo fence="true" stretchy="false">(</mo>
          <mrow>
            <msub>
              <mi>I</mi>
              <mi>m</mi>
            </msub>
          </mrow>
          <mo fence="true" stretchy="false">)</mo>
        </mrow>
        <mo stretchy="false">=</mo>
        <mrow>
          <mfrac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i>m</mi>
                      </mrow>
                      <mrow>
                        <mrow>
                          <mo fence="true" stretchy="false">(</mo>
                          <mrow>
                            <mrow>
                              <mi>m</mi>
                              <mo stretchy="false">+</mo>
                              <mi>m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underover>
                    <mi>i</mi>
                  </mrow>
                  <mo stretchy="false">∗</mo>
                  <mn>2</mn>
                </mrow>
              </mrow>
              <mo fence="true" stretchy="false">)</mo>
            </mrow>
            <mi>m</mi>
          </mfrac>
          <mo stretchy="false">+</mo>
          <mi>m</mi>
        </mrow>
      </mrow>
    </mrow>
    <annotation encoding="StarMath 5.0">T_LPT(I_m) = {(sum from{i=m} to{(m+m)-1} i*2)} over {m}  + m</annotation>
  </semantics>
</math>
</file>

<file path=Object 2/content.xml><?xml version="1.0" encoding="utf-8"?>
<math xmlns="http://www.w3.org/1998/Math/MathML" display="block">
  <semantics>
    <mrow>
      <mrow>
        <mfrac>
          <mrow>
            <mrow>
              <munder>
                <mo stretchy="false">∑</mo>
                <mrow>
                  <mi>k</mi>
                  <mo stretchy="false">≠</mo>
                  <mi>j</mi>
                </mrow>
              </munder>
              <mi>d</mi>
            </mrow>
            <msub>
              <mi>'</mi>
              <mi>k</mi>
            </msub>
          </mrow>
          <mi>m</mi>
        </mfrac>
        <mo stretchy="false">+</mo>
        <mi>d</mi>
      </mrow>
      <msub>
        <mi>'</mi>
        <mi>j</mi>
      </msub>
    </mrow>
    <annotation encoding="StarMath 5.0">{ sum from{k &lt;&gt; j } d'_{k} } over {m} + d'_{ j }</annotation>
  </semantics>
</math>
</file>

<file path=Object 20/content.xml><?xml version="1.0" encoding="utf-8"?>
<math xmlns="http://www.w3.org/1998/Math/MathML" display="block">
  <semantics>
    <mrow>
      <msub>
        <mi>T</mi>
        <mi mathvariant="italic">opt</mi>
      </msub>
      <mrow>
        <mrow>
          <mo fence="true" stretchy="false">(</mo>
          <mrow>
            <msub>
              <mi>I</mi>
              <mi>m</mi>
            </msub>
          </mrow>
          <mo fence="true" stretchy="false">)</mo>
        </mrow>
        <mo stretchy="false">=</mo>
        <mrow>
          <mn>3</mn>
          <mo stretchy="false">∗</mo>
          <mi>m</mi>
        </mrow>
      </mrow>
    </mrow>
    <annotation encoding="StarMath 5.0">T_opt( I_m ) = 3 * m </annotation>
  </semantics>
</math>
</file>

<file path=Object 21/content.xml><?xml version="1.0" encoding="utf-8"?>
<math xmlns="http://www.w3.org/1998/Math/MathML" display="block">
  <semantics>
    <mrow>
      <msub>
        <mi>T</mi>
        <mi mathvariant="italic">LSA</mi>
      </msub>
      <mrow>
        <mrow>
          <mo fence="true" stretchy="false">(</mo>
          <mrow>
            <msub>
              <mi>I</mi>
              <mi>m</mi>
            </msub>
          </mrow>
          <mo fence="true" stretchy="false">)</mo>
        </mrow>
        <mo stretchy="false">=</mo>
        <mrow>
          <mi>m</mi>
          <mo stretchy="false">+</mo>
          <mrow>
            <mo fence="true" stretchy="false">⌊</mo>
            <mrow>
              <mfrac>
                <mrow>
                  <mo fence="true" stretchy="false">(</mo>
                  <mrow>
                    <mrow>
                      <mi>m</mi>
                      <mo stretchy="false">+</mo>
                      <mi>m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  <mo fence="true" stretchy="false">⌋</mo>
          </mrow>
          <mo stretchy="false">+</mo>
          <mrow>
            <mo fence="true" stretchy="false">(</mo>
            <mrow>
              <mrow>
                <mi>m</mi>
                <mo stretchy="false">+</mo>
                <mi>m</mi>
                <mo stretchy="false">−</mo>
                <mn>1</mn>
              </mrow>
            </mrow>
            <mo fence="true" stretchy="false">)</mo>
          </mrow>
        </mrow>
      </mrow>
    </mrow>
    <annotation encoding="StarMath 5.0">T_LSA( I_m ) = m +lfloor  {(m+m-1)} over {2}  rfloor  + ( m+m-1 )</annotation>
  </semantics>
</math>
</file>

<file path=Object 22/content.xml><?xml version="1.0" encoding="utf-8"?>
<math xmlns="http://www.w3.org/1998/Math/MathML" display="block">
  <semantics>
    <mrow>
      <mfrac>
        <mrow>
          <msub>
            <mi>T</mi>
            <mi mathvariant="italic">LSA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  <mrow>
          <msub>
            <mi>T</mi>
            <mi mathvariant="italic">opt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</mfrac>
      <mo stretchy="false">=</mo>
      <mfrac>
        <mfrac>
          <mrow>
            <mn>2</mn>
            <mrow>
              <mi>m</mi>
              <mo stretchy="false">+</mo>
              <mrow>
                <mo fence="true" stretchy="false">(</mo>
                <mrow>
                  <mrow>
                    <mi>m</mi>
                    <mo stretchy="false">+</mo>
                    <mi>m</mi>
                    <mo stretchy="false">−</mo>
                    <mn>1</mn>
                  </mrow>
                </mrow>
                <mo fence="true" stretchy="false">)</mo>
              </mrow>
              <mo stretchy="false">+</mo>
              <mn>2</mn>
            </mrow>
            <mrow>
              <mo fence="true" stretchy="false">(</mo>
              <mrow>
                <mrow>
                  <mi>m</mi>
                  <mo stretchy="false">+</mo>
                  <mi>m</mi>
                  <mo stretchy="false">−</mo>
                  <mn>1</mn>
                </mrow>
              </mrow>
              <mo fence="true" stretchy="false">)</mo>
            </mrow>
          </mrow>
          <mn>2</mn>
        </mfrac>
        <mrow>
          <mn>3</mn>
          <mo stretchy="false">∗</mo>
          <mi>m</mi>
        </mrow>
      </mfrac>
    </mrow>
    <annotation encoding="StarMath 5.0"> {T_LSA( I_m )} over {T_opt(I_m)} =   {{2m + (m+m-1) + 2(m+m-1)} over {2} } over {3*m} </annotation>
  </semantics>
</math>
</file>

<file path=Object 23/content.xml><?xml version="1.0" encoding="utf-8"?>
<math xmlns="http://www.w3.org/1998/Math/MathML" display="block">
  <semantics>
    <msub>
      <mi>I</mi>
      <mi>m</mi>
    </msub>
    <annotation encoding="StarMath 5.0">I_m</annotation>
  </semantics>
</math>
</file>

<file path=Object 24/content.xml><?xml version="1.0" encoding="utf-8"?>
<math xmlns="http://www.w3.org/1998/Math/MathML" display="block">
  <semantics>
    <mrow>
      <mfrac>
        <mrow>
          <msub>
            <mi>T</mi>
            <mi mathvariant="italic">LSA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  <mrow>
          <msub>
            <mi>T</mi>
            <mi mathvariant="italic">opt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</mfrac>
      <mo stretchy="false">=</mo>
      <mfrac>
        <mfrac>
          <mrow>
            <mn>2</mn>
            <mrow>
              <mi>m</mi>
              <mo stretchy="false">+</mo>
              <mn>3</mn>
            </mrow>
            <mrow>
              <mo fence="true" stretchy="false">(</mo>
              <mrow>
                <mrow>
                  <mi>m</mi>
                  <mo stretchy="false">+</mo>
                  <mi>m</mi>
                  <mo stretchy="false">−</mo>
                  <mn>1</mn>
                </mrow>
              </mrow>
              <mo fence="true" stretchy="false">)</mo>
            </mrow>
          </mrow>
          <mn>2</mn>
        </mfrac>
        <mrow>
          <mn>3</mn>
          <mo stretchy="false">∗</mo>
          <mi>m</mi>
        </mrow>
      </mfrac>
    </mrow>
    <annotation encoding="StarMath 5.0"> {T_LSA( I_m )} over {T_opt(I_m)} =   {{2m +3(m+m-1)} over {2} } over {3*m} </annotation>
  </semantics>
</math>
</file>

<file path=Object 25/content.xml><?xml version="1.0" encoding="utf-8"?>
<math xmlns="http://www.w3.org/1998/Math/MathML" display="block">
  <semantics>
    <mrow>
      <mfrac>
        <mrow>
          <msub>
            <mi>T</mi>
            <mi mathvariant="italic">LSA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  <mrow>
          <msub>
            <mi>T</mi>
            <mi mathvariant="italic">opt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</mfrac>
      <mo stretchy="false">=</mo>
      <mfrac>
        <mfrac>
          <mrow>
            <mn>2</mn>
            <mrow>
              <mi>m</mi>
              <mo stretchy="false">+</mo>
              <mn>3</mn>
            </mrow>
            <mrow>
              <mi>m</mi>
              <mo stretchy="false">+</mo>
              <mn>3</mn>
            </mrow>
            <mrow>
              <mi>m</mi>
              <mo stretchy="false">−</mo>
              <mn>3</mn>
            </mrow>
          </mrow>
          <mn>2</mn>
        </mfrac>
        <mrow>
          <mn>3</mn>
          <mo stretchy="false">∗</mo>
          <mi>m</mi>
        </mrow>
      </mfrac>
    </mrow>
    <annotation encoding="StarMath 5.0"> {T_LSA( I_m )} over {T_opt(I_m)} =   {{2m +3m+3m-3} over {2} } over {3*m} </annotation>
  </semantics>
</math>
</file>

<file path=Object 26/content.xml><?xml version="1.0" encoding="utf-8"?>
<math xmlns="http://www.w3.org/1998/Math/MathML" display="block">
  <semantics>
    <mrow>
      <mfrac>
        <mrow>
          <msub>
            <mi>T</mi>
            <mi mathvariant="italic">LSA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  <mrow>
          <msub>
            <mi>T</mi>
            <mi mathvariant="italic">opt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</mfrac>
      <mo stretchy="false">=</mo>
      <mfrac>
        <mfrac>
          <mrow>
            <mn>8</mn>
            <mrow>
              <mi>m</mi>
              <mo stretchy="false">−</mo>
              <mn>3</mn>
            </mrow>
          </mrow>
          <mn>2</mn>
        </mfrac>
        <mrow>
          <mn>3</mn>
          <mo stretchy="false">∗</mo>
          <mi>m</mi>
        </mrow>
      </mfrac>
    </mrow>
    <annotation encoding="StarMath 5.0"> {T_LSA( I_m )} over {T_opt(I_m)} =   {{8m-3} over {2} } over {3*m} </annotation>
  </semantics>
</math>
</file>

<file path=Object 27/content.xml><?xml version="1.0" encoding="utf-8"?>
<math xmlns="http://www.w3.org/1998/Math/MathML" display="block">
  <semantics>
    <mrow>
      <mfrac>
        <mrow>
          <msub>
            <mi>T</mi>
            <mi mathvariant="italic">LSA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  <mrow>
          <msub>
            <mi>T</mi>
            <mi mathvariant="italic">opt</mi>
          </msub>
          <mrow>
            <mo fence="true" stretchy="false">(</mo>
            <mrow>
              <msub>
                <mi>I</mi>
                <mi>m</mi>
              </msub>
            </mrow>
            <mo fence="true" stretchy="false">)</mo>
          </mrow>
        </mrow>
      </mfrac>
      <mo stretchy="false">=</mo>
      <mfrac>
        <mrow>
          <mn>4</mn>
          <mrow>
            <mi>m</mi>
            <mo stretchy="false">−</mo>
            <mfrac>
              <mn>3</mn>
              <mn>2</mn>
            </mfrac>
          </mrow>
        </mrow>
        <mrow>
          <mn>3</mn>
          <mi>m</mi>
        </mrow>
      </mfrac>
    </mrow>
    <annotation encoding="StarMath 5.0"> {T_LSA( I_m )} over {T_opt(I_m)} =   {4m- {3} over {2} } over {3m} </annotation>
  </semantics>
</math>
</file>

<file path=Object 3/content.xml><?xml version="1.0" encoding="utf-8"?>
<math xmlns="http://www.w3.org/1998/Math/MathML" display="block">
  <semantics>
    <mrow>
      <mi>t</mi>
      <mo stretchy="false">&lt;</mo>
      <mfrac>
        <mrow>
          <mrow>
            <munder>
              <mo stretchy="false">∑</mo>
              <mrow>
                <mi>k</mi>
                <mo stretchy="false">≠</mo>
                <mi>j</mi>
              </mrow>
            </munder>
            <mi>d</mi>
          </mrow>
          <msub>
            <mi>'</mi>
            <mi>k</mi>
          </msub>
        </mrow>
        <mi>m</mi>
      </mfrac>
    </mrow>
    <annotation encoding="StarMath 5.0">t  &lt;  { sum from{k &lt;&gt; j } d'_{k} } over {m} </annotation>
  </semantics>
</math>
</file>

<file path=Object 4/content.xml><?xml version="1.0" encoding="utf-8"?>
<math xmlns="http://www.w3.org/1998/Math/MathML" display="block">
  <semantics>
    <mrow>
      <mrow>
        <mfrac>
          <mrow>
            <mrow>
              <munder>
                <mo stretchy="false">∑</mo>
                <mrow>
                  <mi>k</mi>
                  <mo stretchy="false">≠</mo>
                  <mi>j</mi>
                </mrow>
              </munder>
              <mi>d</mi>
            </mrow>
            <msub>
              <mi>'</mi>
              <mi>k</mi>
            </msub>
          </mrow>
          <mi>m</mi>
        </mfrac>
        <mo stretchy="false">+</mo>
        <mi>d</mi>
      </mrow>
      <msub>
        <mi>'</mi>
        <mi>j</mi>
      </msub>
    </mrow>
    <annotation encoding="StarMath 5.0">{ sum from{k &lt;&gt; j } d'_{k} } over {m} + d'_{ j }</annotation>
  </semantics>
</math>
</file>

<file path=Object 5/content.xml><?xml version="1.0" encoding="utf-8"?>
<math xmlns="http://www.w3.org/1998/Math/MathML" display="block">
  <semantics>
    <mrow>
      <mi>d</mi>
      <mrow>
        <msub>
          <mi>'</mi>
          <mi>m</mi>
        </msub>
        <mo stretchy="false">+</mo>
        <mi>d</mi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+ d'_(m+1)</annotation>
  </semantics>
</math>
</file>

<file path=Object 6/content.xml><?xml version="1.0" encoding="utf-8"?>
<math xmlns="http://www.w3.org/1998/Math/MathML" display="block">
  <semantics>
    <mrow>
      <mi>d</mi>
      <mrow>
        <msub>
          <mi>'</mi>
          <mi>m</mi>
        </msub>
        <mo stretchy="false">≥</mo>
        <mi>d</mi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&gt;= d'_( m+1 )</annotation>
  </semantics>
</math>
</file>

<file path=Object 7/content.xml><?xml version="1.0" encoding="utf-8"?>
<math xmlns="http://www.w3.org/1998/Math/MathML" display="block">
  <semantics>
    <mrow>
      <mi>n</mi>
      <mo stretchy="false">≥</mo>
      <mrow>
        <mi>m</mi>
        <mo stretchy="false">+</mo>
        <mn>1</mn>
      </mrow>
    </mrow>
    <annotation encoding="StarMath 5.0">n&gt;=m+1</annotation>
  </semantics>
</math>
</file>

<file path=Object 8/content.xml><?xml version="1.0" encoding="utf-8"?>
<math xmlns="http://www.w3.org/1998/Math/MathML" display="block">
  <semantics>
    <mrow>
      <mi>d</mi>
      <mrow>
        <msub>
          <mi>'</mi>
          <mi>m</mi>
        </msub>
        <mo stretchy="false">+</mo>
        <mi>d</mi>
      </mrow>
      <mrow>
        <msub>
          <mi>'</mi>
          <mrow>
            <mo fence="true" stretchy="false">(</mo>
            <mrow>
              <mrow>
                <mi>m</mi>
                <mo stretchy="false">+</mo>
                <mn>1</mn>
              </mrow>
            </mrow>
            <mo fence="true" stretchy="false">)</mo>
          </mrow>
        </msub>
        <mo stretchy="false">≥</mo>
        <mrow>
          <mn>2</mn>
          <mo stretchy="false">∗</mo>
          <mi>d</mi>
        </mrow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+ d'_( m+1 ) &gt;= 2 * d'_( m+1 )</annotation>
  </semantics>
</math>
</file>

<file path=Object 9/content.xml><?xml version="1.0" encoding="utf-8"?>
<math xmlns="http://www.w3.org/1998/Math/MathML" display="block">
  <semantics>
    <mrow>
      <mi>d</mi>
      <mrow>
        <msub>
          <mi>'</mi>
          <mi>m</mi>
        </msub>
        <mo stretchy="false">=</mo>
        <mi>d</mi>
      </mrow>
      <msub>
        <mi>'</mi>
        <mrow>
          <mo fence="true" stretchy="false">(</mo>
          <mrow>
            <mrow>
              <mi>m</mi>
              <mo stretchy="false">+</mo>
              <mn>1</mn>
            </mrow>
          </mrow>
          <mo fence="true" stretchy="false">)</mo>
        </mrow>
      </msub>
    </mrow>
    <annotation encoding="StarMath 5.0">d'_m = d'_( m+1 )</annotation>
  </semantics>
</math>
</file>